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/>
          <table:table-cell office:value-type="string" calcext:value-type="string" table:number-columns-spanned="2" table:number-rows-spanned="1">
            <text:p>amélioration arc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attaq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é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7"/>
          <table:table-cell office:value-type="string" calcext:value-type="string">
            <text:p>attaque classique :</text:p>
          </table:table-cell>
          <table:table-cell table:formula="of:=SUM([.B2:.B431])-[.B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7"/>
          <table:table-cell office:value-type="string" calcext:value-type="string">
            <text:p>total résistance :</text:p>
          </table:table-cell>
          <table:table-cell table:formula="of:=SUM([.C2:.C481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7"/>
          <table:table-cell office:value-type="string" calcext:value-type="string">
            <text:p>total armure :</text:p>
          </table:table-cell>
          <table:table-cell table:formula="of:=SUM([.D2:.D521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milier :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7"/>
          <table:table-cell office:value-type="string" calcext:value-type="string">
            <text:p>total tir :</text:p>
          </table:table-cell>
          <table:table-cell table:formula="of:=IF([.B4] &lt;&gt;&quot;&quot;;SUM([.B2:.B49]) - [.B9] -[#REF!] +SUM([.G3:.G42]);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7"/>
          <table:table-cell office:value-type="string" calcext:value-type="string">
            <text:p>Mana (max 10)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7"/>
          <table:table-cell office:value-type="string" calcext:value-type="string">
            <text:p>PO :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7"/>
          <table:table-cell office:value-type="string" calcext:value-type="string">
            <text:p>Addiction au ma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nture</text:p>
          </table:table-cell>
          <table:table-cell table:number-columns-repeated="7"/>
          <table:table-cell office:value-type="string" calcext:value-type="string">
            <text:p>maître de l’énergi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7"/>
          <table:table-cell office:value-type="string" calcext:value-type="string">
            <text:p>sort :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8"/>
          <table:table-cell office:value-type="string" calcext:value-type="string">
            <text:p>armure de glace(min 3P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8"/>
          <table:table-cell office:value-type="string" calcext:value-type="string">
            <text:p>boule de feu(min 2P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8"/>
          <table:table-cell office:value-type="string" calcext:value-type="string">
            <text:p>foudre(min 7P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7"/>
          <table:table-cell office:value-type="string" calcext:value-type="string">
            <text:p>compétence :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8"/>
          <table:table-cell office:value-type="string" calcext:value-type="string">
            <text:p>médita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6T16:54:21.021920835</dc:date>
    <meta:editing-duration>PT26M47S</meta:editing-duration>
    <meta:editing-cycles>7</meta:editing-cycles>
    <meta:generator>LibreOffice/7.4.7.2$Linux_X86_64 LibreOffice_project/40$Build-2</meta:generator>
    <meta:document-statistic meta:table-count="1" meta:cell-count="76" meta:object-count="0"/>
  </office:meta>
</office:document-meta>
</file>